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0cbe" officeooo:paragraph-rsid="00120cbe"/>
    </style:style>
    <style:style style:name="P2" style:family="paragraph" style:parent-style-name="Text_20_body">
      <style:text-properties officeooo:rsid="00120cbe" officeooo:paragraph-rsid="0016676e"/>
    </style:style>
    <style:style style:name="P3" style:family="paragraph" style:parent-style-name="Text_20_body">
      <style:text-properties officeooo:rsid="001366bf" officeooo:paragraph-rsid="001366bf"/>
    </style:style>
    <style:style style:name="P4" style:family="paragraph" style:parent-style-name="Text_20_body">
      <style:text-properties officeooo:rsid="002cbf4c" officeooo:paragraph-rsid="002cbf4c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366bf" officeooo:paragraph-rsid="001366bf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ffe42" officeooo:paragraph-rsid="002b1c49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21c2ee" officeooo:paragraph-rsid="00235fc8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4bdc8" officeooo:paragraph-rsid="0014bdc8"/>
    </style:style>
    <style:style style:name="P9" style:family="paragraph" style:parent-style-name="Standard">
      <style:text-properties style:font-name="Liberation Serif" officeooo:rsid="000be591" officeooo:paragraph-rsid="000be591"/>
    </style:style>
    <style:style style:name="P10" style:family="paragraph" style:parent-style-name="Standard">
      <style:text-properties style:font-name="Liberation Serif" officeooo:paragraph-rsid="0016676e"/>
    </style:style>
    <style:style style:name="P11" style:family="paragraph" style:parent-style-name="Standard">
      <style:text-properties officeooo:paragraph-rsid="002b1c49"/>
    </style:style>
    <style:style style:name="P12" style:family="paragraph" style:parent-style-name="Standard">
      <style:text-properties officeooo:paragraph-rsid="002cbf4c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Standard" style:list-style-name="L1">
      <style:text-properties officeooo:paragraph-rsid="000f68be"/>
    </style:style>
    <style:style style:name="P15" style:family="paragraph" style:parent-style-name="Standard" style:list-style-name="L2">
      <style:text-properties style:font-name="Liberation Serif" officeooo:rsid="0014bdc8" officeooo:paragraph-rsid="0014bdc8"/>
    </style:style>
    <style:style style:name="P16" style:family="paragraph" style:parent-style-name="Standard" style:list-style-name="L3">
      <style:text-properties style:font-name="Liberation Serif" officeooo:rsid="0014bdc8" officeooo:paragraph-rsid="0014bdc8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4bdc8" officeooo:paragraph-rsid="0014bdc8"/>
    </style:style>
    <style:style style:name="P18" style:family="paragraph" style:parent-style-name="Heading_20_3">
      <style:text-properties officeooo:rsid="001feade" officeooo:paragraph-rsid="0022f4f3"/>
    </style:style>
    <style:style style:name="P19" style:family="paragraph" style:parent-style-name="Heading_20_3">
      <style:text-properties style:font-name="Liberation Serif" officeooo:rsid="0014bdc8" officeooo:paragraph-rsid="0022f4f3"/>
    </style:style>
    <style:style style:name="P20" style:family="paragraph" style:parent-style-name="Heading_20_2" style:list-style-name="">
      <style:text-properties fo:font-weight="bold" style:font-weight-asian="bold" style:font-weight-complex="bold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itle">
      <style:text-properties style:font-name="Liberation Serif"/>
    </style:style>
    <style:style style:name="P23" style:family="paragraph" style:parent-style-name="Text_20_body" style:list-style-name="L1"/>
    <style:style style:name="P24" style:family="paragraph" style:parent-style-name="Text_20_body">
      <style:text-properties style:font-name="Liberation Serif" officeooo:rsid="001e47be"/>
    </style:style>
    <style:style style:name="P25" style:family="paragraph" style:parent-style-name="Text_20_body">
      <style:text-properties style:font-name="Liberation Serif" officeooo:rsid="001feade" officeooo:paragraph-rsid="001feade"/>
    </style:style>
    <style:style style:name="P26" style:family="paragraph" style:parent-style-name="Text_20_body">
      <style:text-properties style:font-name="Liberation Serif" officeooo:rsid="001feade" officeooo:paragraph-rsid="002b1c49"/>
    </style:style>
    <style:style style:name="P27" style:family="paragraph" style:parent-style-name="Text_20_body">
      <style:text-properties style:font-name="Liberation Serif" officeooo:rsid="0021c2ee" officeooo:paragraph-rsid="0021c2ee"/>
    </style:style>
    <style:style style:name="P28" style:family="paragraph" style:parent-style-name="Text_20_body">
      <style:text-properties style:font-name="Liberation Serif" officeooo:rsid="002cbf4c" officeooo:paragraph-rsid="002cbf4c"/>
    </style:style>
    <style:style style:name="P29" style:family="paragraph" style:parent-style-name="Text_20_body">
      <style:text-properties officeooo:rsid="00302630" officeooo:paragraph-rsid="00302630"/>
    </style:style>
    <style:style style:name="T1" style:family="text">
      <style:text-properties officeooo:rsid="000be591"/>
    </style:style>
    <style:style style:name="T2" style:family="text">
      <style:text-properties officeooo:rsid="000bf01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d3044"/>
    </style:style>
    <style:style style:name="T5" style:family="text">
      <style:text-properties style:font-name="Liberation Serif" officeooo:rsid="000dfd5e"/>
    </style:style>
    <style:style style:name="T6" style:family="text">
      <style:text-properties style:font-name="Liberation Serif" officeooo:rsid="0014bdc8"/>
    </style:style>
    <style:style style:name="T7" style:family="text">
      <style:text-properties style:font-name="Liberation Serif" officeooo:rsid="001e47be"/>
    </style:style>
    <style:style style:name="T8" style:family="text">
      <style:text-properties style:font-name="Liberation Serif" officeooo:rsid="0022f4f3"/>
    </style:style>
    <style:style style:name="T9" style:family="text">
      <style:text-properties style:font-name="Liberation Serif" officeooo:rsid="001feade"/>
    </style:style>
    <style:style style:name="T10" style:family="text">
      <style:text-properties style:font-name="Liberation Serif" officeooo:rsid="002b1c4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6676e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italic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officeooo:rsid="002b1c49"/>
    </style:style>
    <style:style style:name="T17" style:family="text">
      <style:text-properties style:font-name="arial"/>
    </style:style>
    <style:style style:name="T18" style:family="text">
      <style:text-properties style:font-name="arial" fo:font-weight="bold"/>
    </style:style>
    <style:style style:name="T19" style:family="text">
      <style:text-properties fo:color="#ff3333" style:font-name="courier new" fo:font-weight="bold" officeooo:rsid="00235fc8" style:font-weight-asian="bold" style:font-weight-complex="bold"/>
    </style:style>
    <style:style style:name="T20" style:family="text">
      <style:text-properties fo:color="#ff3333" style:font-name="courier new" fo:font-weight="bold" officeooo:rsid="0023ed5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SON <text:s/>/ GSON</text:p>
      <text:h text:style-name="Heading_20_1" text:outline-level="1"><text:span text:style-name="T12">I. </text:span>JSON :</text:h>
      <text:p text:style-name="P10"/>
      <text:p text:style-name="P2"><text:span text:style-name="T3">Source : </text:span><text:a xlink:type="simple" xlink:href="https://www.alsacreations.com/article/lire/1675-json-stockage-leger-pratique-donnees-multitypes.html" text:style-name="Internet_20_link" text:visited-style-name="Visited_20_Internet_20_Link"><text:span text:style-name="T3">https://www.alsacreations.com/article/lire/1675-json-stockage-leger-pratique-donnees-multitypes.html</text:span></text:a></text:p>
      <text:p text:style-name="Text_20_body">Un fichier JSON est un fichier texte qui permet le "stockage" de données, <text:span text:style-name="T2">sous forme de couples nom/valeur. </text:span></text:p>
      <text:p text:style-name="Text_20_body"><text:s/>Divers langages la réifient par un objet, un enregistrement, une structure, un dictionnaire, une table de hachage, une liste typée ou un tableau associatif.</text:p>
      <text:p text:style-name="Text_20_body">Une liste de valeurs ordonnées. La plupart des langages la réifient par un tableau, un vecteur, une liste ou une suite.</text:p>
      <text:p text:style-name="P9"/>
      <text:h text:style-name="Heading_20_2" text:outline-level="2">Exemple :</text:h>
      <text:p text:style-name="P9">{</text:p>
      <text:p text:style-name="P9"><text:s text:c="4"/>"titre_album":"Abacab",</text:p>
      <text:p text:style-name="P9"><text:s text:c="4"/>"groupe":"Genesis",</text:p>
      <text:p text:style-name="P9"><text:s text:c="4"/>"annee":1981,</text:p>
      <text:p text:style-name="P9"><text:s text:c="4"/>"genre":"Rock"</text:p>
      <text:p text:style-name="P9">}</text:p>
      <text:p text:style-name="P9"/>
      <text:h text:style-name="Heading_20_2" text:outline-level="2">La syntaxe / Comment structurer les données :</text:h>
      <text:list xml:id="list8354585001805174204" text:style-name="L1">
        <text:list-item>
          <text:p text:style-name="P23">les accolades définissent un objet. <text:span text:style-name="T1">( Un objet peut contenir d’autres objets ( à l’infini ) )</text:span></text:p>
        </text:list-item>
        <text:list-item>
          <text:p text:style-name="P23">Les guillemets (double-quotes) et les double-points définissent un couple clé/valeur (on parle de membre).</text:p>
        </text:list-item>
        <text:list-item>
          <text:p text:style-name="P23">Les crochets définissent un tableau.</text:p>
        </text:list-item>
        <text:list-item>
          <text:p text:style-name="P23">Les virgules permettent de séparer les membres d'un tableau ou d'un objet . </text:p>
        </text:list-item>
        <text:list-item>
          <text:p text:style-name="P23">Tout doit être encodé en utf-8 16 ou 32.</text:p>
        </text:list-item>
        <text:list-item>
          <text:p text:style-name="P23"><text:span text:style-name="T4">Les valeurs peuvent être des nombres ( sans guillemets qui les encadrent ), une chaîne de caractère, ou un boolean ( true, false ou null </text:span><text:span text:style-name="T5">– En minuscule et sans guillemets</text:span><text:span text:style-name="T4"> )</text:span></text:p>
          <text:p text:style-name="P14"><text:tab/></text:p>
          <text:p text:style-name="P14"/>
        </text:list-item>
      </text:list>
      <text:h text:style-name="P20" text:outline-level="2"/>
      <text:h text:style-name="P21" text:outline-level="2"><text:span text:style-name="T11">Exemple plus complexe :</text:span> </text:h>
      <text:p text:style-name="Preformatted_20_Text"><text:span text:style-name="Source_20_Text">{</text:span></text:p>
      <text:p text:style-name="Preformatted_20_Text"><text:span text:style-name="Source_20_Text"><text:s text:c="2"/>"fruits": [</text:span></text:p>
      <text:p text:style-name="Preformatted_20_Text"><text:span text:style-name="Source_20_Text"><text:s text:c="4"/><text:tab/><text:tab/><text:tab/>{ "kiwis": 3,</text:span></text:p>
      <text:p text:style-name="Preformatted_20_Text"><text:span text:style-name="Source_20_Text"><text:s text:c="5"/><text:tab/><text:tab/><text:tab/> "mangues": 4,</text:span></text:p>
      <text:p text:style-name="Preformatted_20_Text"><text:span text:style-name="Source_20_Text"><text:s text:c="5"/><text:tab/><text:tab/><text:tab/> "pommes": null</text:span></text:p>
      <text:p text:style-name="Preformatted_20_Text"><text:span text:style-name="Source_20_Text"><text:s text:c="3"/><text:tab/><text:tab/><text:tab/>},</text:span></text:p>
      <text:p text:style-name="Preformatted_20_Text"><text:span text:style-name="Source_20_Text"><text:s text:c="4"/><text:tab/><text:tab/><text:tab/>{ "panier": true }</text:span></text:p>
      <text:p text:style-name="Preformatted_20_Text"><text:span text:style-name="Source_20_Text"><text:s/><text:tab/><text:tab/> ],</text:span></text:p>
      <text:p text:style-name="Preformatted_20_Text"><text:span text:style-name="Source_20_Text"><text:s text:c="2"/>"legumes": {</text:span></text:p>
      <text:p text:style-name="Preformatted_20_Text"><text:span text:style-name="Source_20_Text"><text:s text:c="5"/><text:tab/><text:tab/><text:tab/>"patates": "amandine",</text:span></text:p>
      <text:p text:style-name="Preformatted_20_Text"><text:span text:style-name="Source_20_Text"><text:s text:c="6"/><text:tab/><text:tab/>"poireaux": false</text:span></text:p>
      <text:p text:style-name="Preformatted_20_Text"><text:span text:style-name="Source_20_Text"><text:s text:c="3"/><text:tab/><text:tab/> },</text:span></text:p>
      <text:p text:style-name="Preformatted_20_Text"><text:span text:style-name="Source_20_Text"><text:s text:c="2"/>"viandes": ["poisson","poulet","boeuf"]</text:span></text:p>
      <text:p text:style-name="P13"><text:span text:style-name="Source_20_Text"><text:s/>}</text:span></text:p>
      <text:h text:style-name="Heading_20_2" text:outline-level="2"><text:span text:style-name="Source_20_Text">Visualisation et validation</text:span></text:h>
      <text:p text:style-name="Text_20_body"><text:span text:style-name="Source_20_Text"><text:span text:style-name="T3">Pour vérifier le code </text:span></text:span><text:span text:style-name="Source_20_Text">:</text:span></text:p>
      <text:p text:style-name="Text_20_body"><text:a xlink:type="simple" xlink:href="http://jsonlint.com/" text:style-name="Internet_20_link" text:visited-style-name="Visited_20_Internet_20_Link"><text:span text:style-name="Source_20_Text">JSONLint</text:span></text:a></text:p>
      <text:p text:style-name="Text_20_body"><text:span text:style-name="Source_20_Text"/></text:p>
      <text:h text:style-name="Heading_20_1" text:outline-level="1"><text:span text:style-name="T12">II.</text:span> GSON :</text:h>
      <text:p text:style-name="P1">Source : <text:a xlink:type="simple" xlink:href="https://www.jmdoudoux.fr/java/dej/chap-gson.htm" text:style-name="Internet_20_link" text:visited-style-name="Visited_20_Internet_20_Link">https://www.jmdoudoux.fr/java/dej/chap-gson.htm</text:a></text:p>
      <text:p text:style-name="P1">Gson est une bibliothèque open source développée par Google pour convertir un objet Java dans sa représentation JSON et vice versa.</text:p>
      <text:p text:style-name="P3">Pour utiliser Gson dans une application, il faut ajouter le fichier gson-version.jar au classpath.</text:p>
      <text:p text:style-name="P3">Pour utiliser Gson dans un projet Maven, il faut ajouter la dépendance :</text:p>
      <text:p text:style-name="P5"/>
      <text:p text:style-name="P5">&lt;dependency&gt;\n</text:p>
      <text:p text:style-name="P5">&lt;groupId&gt;com.google.code.gson&lt;/groupId&gt;\n</text:p>
      <text:p text:style-name="P5">&lt;artifactId&gt;gson&lt;/artifactId&gt;\n</text:p>
      <text:p text:style-name="P5">&lt;version&gt;2.2.4&lt;/</text:p>
      <text:p text:style-name="P5"/>
      <text:h text:style-name="Heading_20_2" text:outline-level="2">La classe GSON</text:h>
      <text:p text:style-name="P8">Une instance de la classe Gson peut être obtenue :</text:p>
      <text:list xml:id="list1597833073811063433" text:style-name="L2">
        <text:list-item>
          <text:p text:style-name="P15">en invoquant son constructeur pour obtenir une instance avec la configuration par défaut qui permet de facilement répondre aux cas simples</text:p>
        </text:list-item>
        <text:list-item>
          <text:p text:style-name="P15">en utilisant une fabrique du type GsonBuilder qui permet de configurer précisément l'instance créée</text:p>
        </text:list-item>
      </text:list>
      <text:p text:style-name="P8"/>
      <text:p text:style-name="P8"><text:soft-page-break/>Ces deux méthodes principales possèdent plusieurs surcharges :</text:p>
      <text:list xml:id="list4362006084111077279" text:style-name="L3">
        <text:list-item>
          <text:p text:style-name="P16">fromJson() : permet de créer un objet qui encapsule les données d'un document JSON. Ces surcharges attendent deux paramètres qui sont le document JSON (JsonElement, JsonReader, Reader, String) et le type d'objet à créer (Class ou Type)</text:p>
        </text:list-item>
        <text:list-item>
          <text:p text:style-name="P16">toJson() : permet de créer une représentation JSON d'un objet (Objet) ou d'un élément (JsonElement)</text:p>
        </text:list-item>
      </text:list>
      <text:h text:style-name="Heading_20_3" text:outline-level="3"><text:span text:style-name="T6">L</text:span><text:span text:style-name="T3">a sérialisation</text:span></text:h>
      <text:p text:style-name="P29"><text:span text:style-name="T3">Source : </text:span><text:a xlink:type="simple" xlink:href="https://sites.google.com/site/gson/gson-user-guide" text:style-name="Internet_20_link" text:visited-style-name="Visited_20_Internet_20_Link"><text:span text:style-name="T3">https://sites.google.com/site/gson/gson-user-guide</text:span></text:a><text:span text:style-name="T3"> </text:span></text:p>
      <text:p text:style-name="Text_20_body"><text:span text:style-name="T3"><text:tab/>- </text:span><text:span text:style-name="T10">METHODE toJson() ;</text:span></text:p>
      <text:p text:style-name="P24"/>
      <text:p text:style-name="P25">La sérialisation converti un objet Java en String au format Json en utilisant la méthode toJson de la classe Gson.</text:p>
      <text:p text:style-name="P25">Exemple simple : </text:p>
      <text:p text:style-name="P6"><text:span text:style-name="T13">Gson gson = new Gson(); // </text:span><text:span text:style-name="T16">ou </text:span><text:span text:style-name="T7">Gson gson = new GsonBuilder().create() ;</text:span><text:span text:style-name="T3"><text:line-break/></text:span><text:span text:style-name="T13">gson.toJson(1);            </text:span><text:span text:style-name="T18">==&gt; prints 1</text:span><text:span text:style-name="T13"><text:line-break/>gson.toJson("abcd");       </text:span><text:span text:style-name="T18">==&gt; prints "abcd"</text:span><text:span text:style-name="T13"><text:line-break/>gson.toJson(new Long(10)); </text:span><text:span text:style-name="T18">==&gt; prints 10</text:span><text:span text:style-name="T13"><text:line-break/>int[] values = { 1 };<text:line-break/>gson.toJson(values);       </text:span><text:span text:style-name="T18">==&gt; prints [1]</text:span><text:span text:style-name="T3"> </text:span></text:p>
      <text:p text:style-name="P27">Exemple avec un Objet :</text:p>
      <text:p text:style-name="P7"><text:span text:style-name="T13">class BagOfPrimitives {</text:span><text:span text:style-name="T3"><text:line-break/> <text:tab/> </text:span><text:span text:style-name="T13">private int value1 = 1;</text:span><text:span text:style-name="T3"><text:line-break/> <text:tab/> </text:span><text:span text:style-name="T13">private String value2 = "abc";<text:line-break/> <text:tab/> private </text:span><text:span text:style-name="T14">transient</text:span><text:span text:style-name="T13"> int value3 = 3; </text:span><text:span text:style-name="T19">(Les attributs « transient » ne seront pas sérialisé par toJson.</text:span><text:span text:style-name="T20">)</text:span><text:span text:style-name="T15"><text:line-break/>  </text:span></text:p>
      <text:p text:style-name="P7"><text:span text:style-name="T13"><text:tab/>BagOfPrimitives() {<text:line-break/>    // no-args constructor<text:line-break/>  }<text:line-break/>}<text:line-break/><text:line-break/></text:span><text:span text:style-name="T17">(Serialization)</text:span><text:span text:style-name="T13"><text:line-break/>BagOfPrimitives obj = new BagOfPrimitives();</text:span><text:span text:style-name="T3"><text:line-break/></text:span><text:span text:style-name="T13">Gson</text:span><text:span text:style-name="T3"> </text:span><text:span text:style-name="T13">gson</text:span><text:span text:style-name="T3"> </text:span><text:span text:style-name="T13">= new Gson();</text:span><text:span text:style-name="T3"><text:line-break/></text:span></text:p>
      <text:p text:style-name="P7"><text:span text:style-name="T13">String json = gson.toJson(obj);  </text:span><text:span text:style-name="T3"><text:line-break/></text:span><text:span text:style-name="T18">==&gt; json is {"value1":1,"value2":"abc"}</text:span><text:span text:style-name="T3"> </text:span></text:p>
      <text:p text:style-name="P25"><text:tab/></text:p>
      <text:h text:style-name="P19" text:outline-level="3"><text:soft-page-break/></text:h>
      <text:h text:style-name="P18" text:outline-level="3"><text:span text:style-name="T6">L</text:span><text:span text:style-name="T3">a </text:span><text:span text:style-name="T8">dé</text:span><text:span text:style-name="T3">sérialisation</text:span></text:h>
      <text:p text:style-name="P11"><text:span text:style-name="T3"><text:tab/>- </text:span><text:span text:style-name="T10">METHODE fromJson() ;</text:span></text:p>
      <text:p text:style-name="P26"/>
      <text:p text:style-name="P4"><text:span text:style-name="T9">P</text:span><text:span text:style-name="T3">rincipe inverse.</text:span></text:p>
      <text:p text:style-name="P12"><text:span text:style-name="Source_20_Text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urier new" svg:font-family="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9:49:01.871000000</meta:creation-date>
    <dc:date>2017-02-15T16:20:02.092000000</dc:date>
    <meta:editing-duration>PT1H46M29S</meta:editing-duration>
    <meta:editing-cycles>22</meta:editing-cycles>
    <meta:generator>LibreOffice/5.2.4.2$Windows_x86 LibreOffice_project/3d5603e1122f0f102b62521720ab13a38a4e0eb0</meta:generator>
    <meta:document-statistic meta:table-count="0" meta:image-count="0" meta:object-count="0" meta:page-count="4" meta:paragraph-count="70" meta:word-count="531" meta:character-count="3652" meta:non-whitespace-character-count="3053"/>
  </office:meta>
</office:document-meta>
</file>